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4.314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14.102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14.31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0854c5" officeooo:paragraph-rsid="000854c5"/>
    </style:style>
    <style:style style:name="P2" style:family="paragraph" style:parent-style-name="Heading_20_2">
      <style:text-properties officeooo:rsid="000dc332" officeooo:paragraph-rsid="000dc332"/>
    </style:style>
    <style:style style:name="P3" style:family="paragraph" style:parent-style-name="Heading_20_2">
      <style:text-properties officeooo:rsid="000dc332" officeooo:paragraph-rsid="000f3c64"/>
    </style:style>
    <style:style style:name="P4" style:family="paragraph" style:parent-style-name="Heading_20_3">
      <style:text-properties officeooo:paragraph-rsid="000f3c64"/>
    </style:style>
    <style:style style:name="P5" style:family="paragraph" style:parent-style-name="Table_20_Contents">
      <style:text-properties officeooo:rsid="000dc332" officeooo:paragraph-rsid="000dc332"/>
    </style:style>
    <style:style style:name="P6" style:family="paragraph" style:parent-style-name="Table_20_Contents">
      <style:text-properties officeooo:rsid="000dc332" officeooo:paragraph-rsid="000f3c64"/>
    </style:style>
    <style:style style:name="P7" style:family="paragraph" style:parent-style-name="Table_20_Contents">
      <style:text-properties officeooo:rsid="000e6daa" officeooo:paragraph-rsid="000e6daa"/>
    </style:style>
    <style:style style:name="P8" style:family="paragraph" style:parent-style-name="Table_20_Contents">
      <style:text-properties officeooo:rsid="000f3c64" officeooo:paragraph-rsid="000f3c64"/>
    </style:style>
    <style:style style:name="P9" style:family="paragraph" style:parent-style-name="Table_20_Contents">
      <style:text-properties officeooo:rsid="0010bb09" officeooo:paragraph-rsid="0010bb09"/>
    </style:style>
    <style:style style:name="P10" style:family="paragraph" style:parent-style-name="Table_20_Contents">
      <style:text-properties officeooo:rsid="0011afb3" officeooo:paragraph-rsid="0011afb3"/>
    </style:style>
    <style:style style:name="P11" style:family="paragraph" style:parent-style-name="Table_20_Contents">
      <style:text-properties officeooo:rsid="001206d9" officeooo:paragraph-rsid="001206d9"/>
    </style:style>
    <style:style style:name="P12" style:family="paragraph" style:parent-style-name="Text_20_body">
      <style:text-properties officeooo:rsid="000854c5" officeooo:paragraph-rsid="000854c5"/>
    </style:style>
    <style:style style:name="P13" style:family="paragraph" style:parent-style-name="Text_20_body" style:list-style-name="L1">
      <style:text-properties officeooo:rsid="000854c5" officeooo:paragraph-rsid="000854c5"/>
    </style:style>
    <style:style style:name="P14" style:family="paragraph" style:parent-style-name="Text_20_body">
      <style:text-properties officeooo:paragraph-rsid="000854c5"/>
    </style:style>
    <style:style style:name="P15" style:family="paragraph" style:parent-style-name="Text_20_body">
      <style:text-properties officeooo:rsid="000a3f33" officeooo:paragraph-rsid="000a3f33"/>
    </style:style>
    <style:style style:name="P16" style:family="paragraph" style:parent-style-name="Text_20_body" style:list-style-name="L2">
      <style:text-properties officeooo:rsid="000a3f33" officeooo:paragraph-rsid="000a3f33"/>
    </style:style>
    <style:style style:name="P17" style:family="paragraph" style:parent-style-name="Text_20_body" style:list-style-name="L3">
      <style:text-properties officeooo:rsid="000a3f33" officeooo:paragraph-rsid="000a3f33"/>
    </style:style>
    <style:style style:name="P18" style:family="paragraph" style:parent-style-name="Text_20_body">
      <style:text-properties officeooo:rsid="000c0e7f" officeooo:paragraph-rsid="000c0e7f"/>
    </style:style>
    <style:style style:name="P19" style:family="paragraph" style:parent-style-name="Text_20_body" style:list-style-name="L4">
      <style:text-properties officeooo:rsid="000c9165" officeooo:paragraph-rsid="000c9165"/>
    </style:style>
    <style:style style:name="P20" style:family="paragraph" style:parent-style-name="Text_20_body" style:list-style-name="L4">
      <style:text-properties officeooo:rsid="000dc332" officeooo:paragraph-rsid="000dc332"/>
    </style:style>
    <style:style style:name="P21" style:family="paragraph" style:parent-style-name="Text_20_body">
      <style:text-properties officeooo:paragraph-rsid="000dc332"/>
    </style:style>
    <style:style style:name="P22" style:family="paragraph" style:parent-style-name="Text_20_body">
      <style:text-properties officeooo:rsid="0010bb09" officeooo:paragraph-rsid="0010bb09"/>
    </style:style>
    <style:style style:name="T1" style:family="text">
      <style:text-properties officeooo:rsid="000dc33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estival Software Workflows</text:p>
      <text:h text:style-name="P1" text:outline-level="1">Introduction</text:h>
      <text:p text:style-name="P12">There are many ways the festival software can be used. <text:s/>Those described here are not the only ways.</text:p>
      <text:p text:style-name="P12">Features can be added if you want to do something else ask, it may be rather simple.</text:p>
      <text:p text:style-name="P12"/>
      <text:h text:style-name="P1" text:outline-level="1">Users and Capabilities</text:h>
      <text:p text:style-name="P12">Each user should have their own login. <text:s/>As a general principle all normal users can see everything inside the system, but only change things in their own area(s).</text:p>
      <text:p text:style-name="P12">All pages have a “Staff Login” bottom right, click to login. <text:s/>Once logged in a small extra menu bar appears click on “Staff Tools” to get back to the main menu.</text:p>
      <text:h text:style-name="P1" text:outline-level="1">Performers</text:h>
      <text:p text:style-name="P12">Currently the system knows about many categories of performers. <text:s/>It is possible for a performer to be in more than one category.</text:p>
      <text:list xml:id="list2901278718" text:style-name="L1">
        <text:list-item>
          <text:p text:style-name="P13">Dance Sides – All sides, lots of tools to make organising and scheduling them easy as simple</text:p>
        </text:list-item>
        <text:list-item>
          <text:p text:style-name="P13">Music – all musicians. <text:s/>Not as feature rich as dance sides</text:p>
        </text:list-item>
        <text:list-item>
          <text:p text:style-name="P13">All others (Family, Ceilidh, Comedy, Other) – Limited capabilities, subset of Music capabilities</text:p>
        </text:list-item>
      </text:list>
      <text:p text:style-name="P15">All performer records are in three parts:</text:p>
      <text:list xml:id="list1836689653" text:style-name="L2">
        <text:list-item>
          <text:p text:style-name="P16">Public data - what will be presented on the public website about that performers</text:p>
        </text:list-item>
        <text:list-item>
          <text:p text:style-name="P16">Private data – Who to contact, overlaps with other performers, bank details etc</text:p>
        </text:list-item>
        <text:list-item>
          <text:p text:style-name="P16">Per Year data – What they are doing this year. <text:s text:c="2"/>You can look back to older years if needed.</text:p>
        </text:list-item>
      </text:list>
      <text:p text:style-name="P15">Some parts of the form has background colours:</text:p>
      <text:list xml:id="list3565316600" text:style-name="L3">
        <text:list-item>
          <text:p text:style-name="P17">White – Normal, both you and the performer can update and see this</text:p>
        </text:list-item>
        <text:list-item>
          <text:p text:style-name="P17">Pale yellow – Private to the festival. <text:s text:c="2"/>Anything here is never seen outside the festival</text:p>
        </text:list-item>
        <text:list-item>
          <text:p text:style-name="P17">Pink – If you set these, the performer can see them, but not change them (eg their fee)</text:p>
        </text:list-item>
      </text:list>
      <text:h text:style-name="P2" text:outline-level="2">Information about parts of the form</text:h>
      <text:p text:style-name="P22">This covers most of the fields, some special ones may appear as well. <text:s/>Check wit Richard for weird cases.<text:tab/></text:p>
      <text:h text:style-name="Heading_20_3" text:outline-level="3"><text:soft-page-break/>Public part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Field</text:p>
          </table:table-cell>
          <table:table-cell table:style-name="Table1.B1" office:value-type="string">
            <text:p text:style-name="P5">Notes</text:p>
          </table:table-cell>
        </table:table-row>
        <table:table-row>
          <table:table-cell table:style-name="Table1.A2" office:value-type="string">
            <text:p text:style-name="P5">Name</text:p>
          </table:table-cell>
          <table:table-cell table:style-name="Table1.B2" office:value-type="string">
            <text:p text:style-name="P5">Full name of performer</text:p>
          </table:table-cell>
        </table:table-row>
        <table:table-row>
          <table:table-cell table:style-name="Table1.A2" office:value-type="string">
            <text:p text:style-name="P5">Grid name</text:p>
          </table:table-cell>
          <table:table-cell table:style-name="Table1.B2" office:value-type="string">
            <text:p text:style-name="P5">To make tabulated information clear. <text:s/>Recommended for long names over 20 chars</text:p>
          </table:table-cell>
        </table:table-row>
        <table:table-row>
          <table:table-cell table:style-name="Table1.A2" office:value-type="string">
            <text:p text:style-name="P5">Type</text:p>
          </table:table-cell>
          <table:table-cell table:style-name="Table1.B2" office:value-type="string">
            <text:p text:style-name="P5">For dance – Northwest, Cotswold etc. <text:s/>Usage otherwise undefined</text:p>
          </table:table-cell>
        </table:table-row>
        <table:table-row>
          <table:table-cell table:style-name="Table1.A2" office:value-type="string">
            <text:p text:style-name="P7">Costume Description</text:p>
          </table:table-cell>
          <table:table-cell table:style-name="Table1.B2" office:value-type="string">
            <text:p text:style-name="P8">Short blurb for programme book, if different from Short Blurb</text:p>
          </table:table-cell>
        </table:table-row>
        <table:table-row>
          <table:table-cell table:style-name="Table1.A2" office:value-type="string">
            <text:p text:style-name="P8">Short Blurb</text:p>
          </table:table-cell>
          <table:table-cell table:style-name="Table1.B2" office:value-type="string">
            <text:p text:style-name="P8">Short about the performer up to 150 chars, used in event descriptions</text:p>
          </table:table-cell>
        </table:table-row>
        <table:table-row>
          <table:table-cell table:style-name="Table1.A2" office:value-type="string">
            <text:p text:style-name="P8">Blurb for web</text:p>
          </table:table-cell>
          <table:table-cell table:style-name="Table1.B2" office:value-type="string">
            <text:p text:style-name="P8">Long blurb used on the dedicated page for that performer.</text:p>
          </table:table-cell>
        </table:table-row>
        <table:table-row>
          <table:table-cell table:style-name="Table1.A2" office:value-type="string">
            <text:p text:style-name="P8">Website(s)</text:p>
          </table:table-cell>
          <table:table-cell table:style-name="Table1.B2" office:value-type="string">
            <text:p text:style-name="P8">Website for the performer. <text:s/>If more than one separate by spaces (</text:p>
          </table:table-cell>
        </table:table-row>
        <table:table-row>
          <table:table-cell table:style-name="Table1.A2" office:value-type="string">
            <text:p text:style-name="P8">Recent Photo</text:p>
          </table:table-cell>
          <table:table-cell table:style-name="Table1.B2" office:value-type="string">
            <text:p text:style-name="P8">Drag and drop (or click on “Drop Photo here to upload”)</text:p>
          </table:table-cell>
        </table:table-row>
        <table:table-row>
          <table:table-cell table:style-name="Table1.A2" office:value-type="string">
            <text:p text:style-name="P8">Recent Video</text:p>
          </table:table-cell>
          <table:table-cell table:style-name="Table1.B2" office:value-type="string">
            <text:p text:style-name="P8">YouTube or equivalent link</text:p>
          </table:table-cell>
        </table:table-row>
        <table:table-row>
          <table:table-cell table:style-name="Table1.A2" office:value-type="string">
            <text:p text:style-name="P8">Facebook(s)</text:p>
          </table:table-cell>
          <table:table-cell table:style-name="Table1.B2" office:value-type="string">
            <text:p text:style-name="P8">Account name(s)</text:p>
          </table:table-cell>
        </table:table-row>
        <table:table-row>
          <table:table-cell table:style-name="Table1.A2" office:value-type="string">
            <text:p text:style-name="P8">Instagram(s)</text:p>
          </table:table-cell>
          <table:table-cell table:style-name="Table1.B2" office:value-type="string">
            <text:p text:style-name="P8">Account name(s)</text:p>
          </table:table-cell>
        </table:table-row>
        <table:table-row>
          <table:table-cell table:style-name="Table1.A2" office:value-type="string">
            <text:p text:style-name="P8">Twitter(s)</text:p>
          </table:table-cell>
          <table:table-cell table:style-name="Table1.B2" office:value-type="string">
            <text:p text:style-name="P8">Account name(s)</text:p>
          </table:table-cell>
        </table:table-row>
      </table:table>
      <text:p text:style-name="P21"/>
      <text:h text:style-name="Heading_20_3" text:outline-level="3">Private Part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Field</text:p>
          </table:table-cell>
          <table:table-cell table:style-name="Table2.B1" office:value-type="string">
            <text:p text:style-name="P6">Notes</text:p>
          </table:table-cell>
        </table:table-row>
        <table:table-row>
          <table:table-cell table:style-name="Table2.A2" office:value-type="string">
            <text:p text:style-name="P8">Id: number</text:p>
          </table:table-cell>
          <table:table-cell table:style-name="Table2.B2" office:value-type="string">
            <text:p text:style-name="P8">If you are having problems telling Richard this number may help</text:p>
          </table:table-cell>
        </table:table-row>
        <table:table-row>
          <table:table-cell table:style-name="Table2.A2" office:value-type="string">
            <text:p text:style-name="P8">Importance</text:p>
          </table:table-cell>
          <table:table-cell table:style-name="Table2.B2" office:value-type="string">
            <text:p text:style-name="P8">Most acts <text:s/>should be <text:span text:style-name="T2">none</text:span><text:span text:style-name="T3">, at most 10% </text:span><text:span text:style-name="T2">some</text:span><text:span text:style-name="T3"> and at most 3 </text:span><text:span text:style-name="T2">high</text:span><text:span text:style-name="T3"> (I have higher rankings available, for extreme cases)</text:span></text:p>
          </table:table-cell>
        </table:table-row>
        <table:table-row>
          <table:table-cell table:style-name="Table2.A2" office:value-type="string">
            <text:p text:style-name="P8">Where Found</text:p>
          </table:table-cell>
          <table:table-cell table:style-name="Table2.B2" office:value-type="string">
            <text:p text:style-name="P8">Private note, eg Sidmouth, regular, just for your own memory jog</text:p>
          </table:table-cell>
        </table:table-row>
        <table:table-row>
          <table:table-cell table:style-name="Table2.A2" office:value-type="string">
            <text:p text:style-name="P9">Performer Types</text:p>
          </table:table-cell>
          <table:table-cell table:style-name="Table2.B2" office:value-type="string">
            <text:p text:style-name="P9">Most will only have one selected, if you want to add an extra type, you must then click one of the “Save Changes” buttons, or reload the page. <text:s/>Lots of things change. <text:s/></text:p>
            <text:p text:style-name="P9"/>
            <text:p text:style-name="P9">If you with to remove a performer type (once events have been input), check with Richard as not all changes would automatically propagate.</text:p>
          </table:table-cell>
        </table:table-row>
        <table:table-row>
          <table:table-cell table:style-name="Table2.A2" office:value-type="string">
            <text:p text:style-name="P9">State</text:p>
          </table:table-cell>
          <table:table-cell table:style-name="Table2.B2" office:value-type="string">
            <text:p text:style-name="P9">Mark as folded if appropriate, they will remain in the database and can be referred back to and resurrected if they reform (has happened)</text:p>
          </table:table-cell>
        </table:table-row>
        <table:table-row>
          <table:table-cell table:style-name="Table2.A2" office:value-type="string">
            <text:p text:style-name="P9">Has Agent</text:p>
          </table:table-cell>
          <table:table-cell table:style-name="Table2.B2" office:value-type="string">
            <text:p text:style-name="P9">Tick if performer has an agent, default comms are then with agent not the performer.</text:p>
          </table:table-cell>
        </table:table-row>
        <table:table-row>
          <table:table-cell table:style-name="Table2.A2" office:value-type="string">
            <text:p text:style-name="P9">Two contacts for the performer</text:p>
          </table:table-cell>
          <table:table-cell table:style-name="Table2.B2" office:value-type="string">
            <text:p text:style-name="P9">Give name,email, phone and mobile numbers. <text:s/>You never know when you need to contact them. <text:s/>We spent hours helping one lost performer once…</text:p>
          </table:table-cell>
        </table:table-row>
        <table:table-row>
          <table:table-cell table:style-name="Table2.A2" office:value-type="string">
            <text:p text:style-name="P10">Requests</text:p>
          </table:table-cell>
          <table:table-cell table:style-name="Table2.B2" office:value-type="string">
            <text:p text:style-name="P10">Open ended input for preferred venues, other sides they like/don’t like </text:p>
          </table:table-cell>
        </table:table-row>
        <table:table-row>
          <table:table-cell table:style-name="Table2.A2" office:value-type="string">
            <text:p text:style-name="P10">Animal</text:p>
          </table:table-cell>
          <table:table-cell table:style-name="Table2.B2" office:value-type="string">
            <text:p text:style-name="P10">Does the dance side have an animal – some events have been done for them in the past</text:p>
          </table:table-cell>
        </table:table-row>
        <table:table-row>
          <table:table-cell table:style-name="Table2.A2" office:value-type="string">
            <text:p text:style-name="P10">Surfaces</text:p>
          </table:table-cell>
          <table:table-cell table:style-name="Table2.B2" office:value-type="string">
            <text:p text:style-name="P10">For dance sides what they like to dance on. <text:s/>If nothing selected, all is assumed</text:p>
          </table:table-cell>
        </table:table-row>
        <text:soft-page-break/>
        <table:table-row>
          <table:table-cell table:style-name="Table2.A2" office:value-type="string">
            <text:p text:style-name="P10">Shared spots /Dedicated </text:p>
          </table:table-cell>
          <table:table-cell table:style-name="Table2.B2" office:value-type="string">
            <text:p text:style-name="P10">For dance sides, shared is the assumption.</text:p>
          </table:table-cell>
        </table:table-row>
        <table:table-row>
          <table:table-cell table:style-name="Table2.A2" office:value-type="string">
            <text:p text:style-name="P10">Music volume</text:p>
          </table:table-cell>
          <table:table-cell table:style-name="Table2.B2" office:value-type="string">
            <text:p text:style-name="P10">Obvious to reduce unsuitable neighbours</text:p>
          </table:table-cell>
        </table:table-row>
        <table:table-row>
          <table:table-cell table:style-name="Table2.A2" office:value-type="string">
            <text:p text:style-name="P10">Workshops</text:p>
          </table:table-cell>
          <table:table-cell table:style-name="Table2.B2" office:value-type="string">
            <text:p text:style-name="P10">Would they like to run workshops and types</text:p>
          </table:table-cell>
        </table:table-row>
        <table:table-row>
          <table:table-cell table:style-name="Table2.A2" office:value-type="string">
            <text:p text:style-name="P10">PA Requirements</text:p>
          </table:table-cell>
          <table:table-cell table:style-name="Table2.B2" office:value-type="string">
            <text:p text:style-name="P10">Text can be input or a file dragged and dropped. <text:s/>This information is made available to the sound engineer(s) for the venues if applicable</text:p>
          </table:table-cell>
        </table:table-row>
        <table:table-row>
          <table:table-cell table:style-name="Table2.A2" office:value-type="string">
            <text:p text:style-name="P10">Band Members</text:p>
          </table:table-cell>
          <table:table-cell table:style-name="Table2.B2" office:value-type="string">
            <text:p text:style-name="P10">If you need names. <text:s/>Some festivals do.</text:p>
          </table:table-cell>
        </table:table-row>
        <table:table-row>
          <table:table-cell table:style-name="Table2.A2" office:value-type="string">
            <text:p text:style-name="P10">Shared Performers</text:p>
          </table:table-cell>
          <table:table-cell table:style-name="Table2.B2" office:value-type="string">
            <text:p text:style-name="P10">Do they share musicians, dancers or anything with another performer? <text:s/>Describe in words the overlap, this will be converted into hard rules for the system to operate on.</text:p>
          </table:table-cell>
        </table:table-row>
        <table:table-row>
          <table:table-cell table:style-name="Table2.A2" office:value-type="string">
            <text:p text:style-name="P10">Overlap Rules</text:p>
          </table:table-cell>
          <table:table-cell table:style-name="Table2.B2" office:value-type="string">
            <text:p text:style-name="P10">From that text description above</text:p>
          </table:table-cell>
        </table:table-row>
        <table:table-row>
          <table:table-cell table:style-name="Table2.A2" office:value-type="string">
            <text:p text:style-name="P10">Location</text:p>
          </table:table-cell>
          <table:table-cell table:style-name="Table2.B2" office:value-type="string">
            <text:p text:style-name="P10">Where in the country are they – can sometimes be useful</text:p>
          </table:table-cell>
        </table:table-row>
        <table:table-row>
          <table:table-cell table:style-name="Table2.A2" office:value-type="string">
            <text:p text:style-name="P10">Notes</text:p>
          </table:table-cell>
          <table:table-cell table:style-name="Table2.B2" office:value-type="string">
            <text:p text:style-name="P10">Your own notes about the performer. <text:s/>From wonderful to never ever book them again,</text:p>
          </table:table-cell>
        </table:table-row>
        <table:table-row>
          <table:table-cell table:style-name="Table2.A2" office:value-type="string">
            <text:p text:style-name="P10">Manage Files</text:p>
          </table:table-cell>
          <table:table-cell table:style-name="Table2.B2" office:value-type="string">
            <text:p text:style-name="P10">You can store additional information against the record. <text:s/>Asked for, never yet used.</text:p>
          </table:table-cell>
        </table:table-row>
      </table:table>
      <text:h text:style-name="P4" text:outline-level="3">Per Year Part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Field</text:p>
          </table:table-cell>
          <table:table-cell table:style-name="Table3.B1" office:value-type="string">
            <text:p text:style-name="P6">Notes</text:p>
          </table:table-cell>
        </table:table-row>
        <table:table-row>
          <table:table-cell table:style-name="Table3.A2" office:value-type="string">
            <text:p text:style-name="P11">Booked by</text:p>
          </table:table-cell>
          <table:table-cell table:style-name="Table3.B2" office:value-type="string">
            <text:p text:style-name="P11">Primary contact within the festival. <text:s/></text:p>
          </table:table-cell>
        </table:table-row>
        <table:table-row>
          <table:table-cell table:style-name="Table3.A2" office:value-type="string">
            <text:p text:style-name="P11">Release date</text:p>
          </table:table-cell>
          <table:table-cell table:style-name="Table3.B2" office:value-type="string">
            <text:p text:style-name="P11">When to override normal releasing of info. <text:s/>Use this to release early or late only</text:p>
          </table:table-cell>
        </table:table-row>
        <table:table-row>
          <table:table-cell table:style-name="Table3.A2" office:value-type="string">
            <text:p text:style-name="P11">Dancing Invite</text:p>
          </table:table-cell>
          <table:table-cell table:style-name="Table3.B2" office:value-type="string">
            <text:p text:style-name="P11">If being sent an invite. </text:p>
          </table:table-cell>
        </table:table-row>
        <table:table-row>
          <table:table-cell table:style-name="Table3.A2" office:value-type="string">
            <text:p text:style-name="P11">Messages</text:p>
          </table:table-cell>
          <table:table-cell table:style-name="Table3.B2" office:value-type="string">
            <text:p text:style-name="P11">Historical record of which automated messages have been sent when</text:p>
          </table:table-cell>
        </table:table-row>
        <table:table-row>
          <table:table-cell table:style-name="Table3.A2" office:value-type="string">
            <text:p text:style-name="P11">Dancing State</text:p>
          </table:table-cell>
          <table:table-cell table:style-name="Table3.B2" office:value-type="string">
            <text:p text:style-name="P11">Main state for dance sides:</text:p>
            <text:p text:style-name="P11">None: Nothing so far</text:p>
            <text:p text:style-name="P11">Received: Invite received, not decided</text:p>
            <text:p text:style-name="P11">Coming: Confirmed</text:p>
            <text:p text:style-name="P11">Not Coming: Not coming</text:p>
            <text:p text:style-name="P11">Possibly: They have yet to make their mind up</text:p>
            <text:p text:style-name="P11">Not coming please ask next year: what it says</text:p>
          </table:table-cell>
        </table:table-row>
        <table:table-row>
          <table:table-cell table:style-name="Table3.A2" office:value-type="string">
            <text:p text:style-name="P11">Contract State</text:p>
          </table:table-cell>
          <table:table-cell table:style-name="Table3.B2" office:value-type="string">
            <text:p text:style-name="P11">Main state for all other performers and anything being paid</text:p>
            <text:p text:style-name="P11">None: Nothing so far</text:p>
            <text:p text:style-name="P11">Declined: They have rejected the contract or said no</text:p>
            <text:p text:style-name="P11">Booking: In progress, contract not yet ready</text:p>
            <text:p text:style-name="P11">Contract Ready: They have been sent a contract</text:p>
            <text:p text:style-name="P11">Contract Signed: Tey have either clicked a “Contract Accepted” box – only visible to them, or you have a written confirmation by email.</text:p>
          </table:table-cell>
        </table:table-row>
        <table:table-row>
          <table:table-cell table:style-name="Table3.A2" office:value-type="string">
            <text:p text:style-name="P11">Would like to Dance on</text:p>
          </table:table-cell>
          <table:table-cell table:style-name="Table3.B2" office:value-type="string">
            <text:p text:style-name="P11">For each day{</text:p>
            <text:p text:style-name="P11">Number of Dance spots</text:p>
            <text:p text:style-name="P11">Procession/Parade</text:p>
            <text:p text:style-name="P11">Evening spot (in middle of Ceilidhs or a suitable pub with a courtyard)</text:p>
            <text:p text:style-name="P11">Earliest spot, end of last spot. <text:s/>Times to start/ finish if none given then no restrictions</text:p>
          </table:table-cell>
        </table:table-row>
        <text:soft-page-break/>
        <table:table-row>
          <table:table-cell table:style-name="Table3.A2" office:value-type="string">
            <text:p text:style-name="P11">Availability</text:p>
          </table:table-cell>
          <table:table-cell table:style-name="Table3.B2" office:value-type="string">
            <text:p text:style-name="P11">For musicians, you can ask them to fill this in advance to start making plans</text:p>
          </table:table-cell>
        </table:table-row>
        <table:table-row>
          <table:table-cell table:style-name="Table3.A2" office:value-type="string">
            <text:p text:style-name="P11">Seen Programme</text:p>
          </table:table-cell>
          <table:table-cell table:style-name="Table3.B2" office:value-type="string">
            <text:p text:style-name="P11">This will show that the performer has received and acknowledged receipt of the times, so when they come back later and say they didn’t get it you have a record.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1"/>
          </table:table-cell>
        </table:table-row>
      </table:table>
      <text:h text:style-name="P3" text:outline-level="2">Dance (display) work flows</text:h>
      <text:p text:style-name="P21"/>
      <text:h text:style-name="Heading_20_2" text:outline-level="2">Music and other work flows</text:h>
      <text:p text:style-name="P14"/>
      <text:p text:style-name="P14"/>
      <text:h text:style-name="P1" text:outline-level="1">Events and Venues</text:h>
      <text:p text:style-name="P14"/>
      <text:p text:style-name="P14"/>
      <text:h text:style-name="P1" text:outline-level="1">Trade</text:h>
      <text:p text:style-name="P18">Full management of trade stands, where they are, what they are charged, alll accounting done for you. <text:s text:c="2"/>(After Dance this is the most feature rich part of the system).</text:p>
      <text:p text:style-name="P18">Not yet used by Chippenham</text:p>
      <text:h text:style-name="P1" text:outline-level="1">Finance</text:h>
      <text:p text:style-name="P18">Records of each budget area and how all performers are charged to different areas. <text:s/>Invoicing, payment for small fees. <text:s text:c="2"/>Does not yet include the infrastructure costs for stages, toilets etc. <text:s/>Fairly feature rich.</text:p>
      <text:p text:style-name="P18">Not yet used by Chippenham</text:p>
      <text:h text:style-name="P1" text:outline-level="1">Volunteers</text:h>
      <text:p text:style-name="P18">Records of every volunteer, what they want to do and what they need. </text:p>
      <text:h text:style-name="Heading_20_3" text:outline-level="3">Admin for volunteer categories</text:h>
      <text:list xml:id="list485661297" text:style-name="L4">
        <text:list-item>
          <text:p text:style-name="P19">Setting up the team, email and questions to ask. <text:s/>Click on Volunteering categories (under Misc). <text:s/>Best to talk through any changes with Richard.</text:p>
        </text:list-item>
        <text:list-item>
          <text:p text:style-name="P19">Accepting applications. <text:s/>To simply accept, just click on the Accept button for the volunteer. To reject or only accept for some teams, click o<text:span text:style-name="T1">n the name to get more options</text:span></text:p>
        </text:list-item>
        <text:list-item>
          <text:p text:style-name="P20">Currently there are no ways to email the volunteers through the system, or schedule stewards for events. <text:s/>This may change.</text:p>
        </text:list-item>
      </text:list>
      <text:h text:style-name="P1" text:outline-level="1"><text:soft-page-break/>Other Things</text:h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08:23:16.698562236</meta:creation-date>
    <meta:generator>LibreOffice/7.3.7.2$Linux_X86_64 LibreOffice_project/30$Build-2</meta:generator>
    <dc:date>2023-01-03T10:42:29.596793088</dc:date>
    <meta:editing-duration>PT22H26M7S</meta:editing-duration>
    <meta:editing-cycles>2</meta:editing-cycles>
    <meta:document-statistic meta:table-count="3" meta:image-count="0" meta:object-count="0" meta:page-count="5" meta:paragraph-count="145" meta:word-count="1196" meta:character-count="6941" meta:non-whitespace-character-count="5846"/>
  </office:meta>
</office:document-meta>
</file>